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>
      <style:paragraph-properties fo:margin-top="0cm" fo:margin-bottom="0cm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8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9">
      <style:paragraph-properties fo:margin-top="0cm" fo:margin-bottom="0cm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10">
      <style:paragraph-properties fo:margin-top="0cm" fo:margin-bottom="0cm" style:contextual-spacing="false"/>
    </style:style>
    <style:style style:name="P20" style:family="paragraph" style:parent-style-name="Text_20_body" style:list-style-name="L10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🧒 Instructions (für dich als Lehrer)</text:h>
      <text:p text:style-name="Text_20_body">Sag die Sätze langsam auf Englisch.<text:line-break/>Das Kind malt und spricht nach.</text:p>
      <text:p text:style-name="Horizontal_20_Line"/>
      <text:h text:style-name="Heading_20_2" text:outline-level="2">✏️ Part 1: Draw the picture</text:h>
      <text:p text:style-name="Text_20_body">👉 Sag jeden Satz. Das Kind malt dazu:</text:p>
      <text:list text:style-name="L1">
        <text:list-item>
          <text:p text:style-name="P1">Draw a sun. </text:p>
        </text:list-item>
        <text:list-item>
          <text:p text:style-name="P1">Draw a house. </text:p>
        </text:list-item>
        <text:list-item>
          <text:p text:style-name="P1">Draw a tree. </text:p>
        </text:list-item>
        <text:list-item>
          <text:p text:style-name="P1">Draw a cloud. </text:p>
        </text:list-item>
        <text:list-item>
          <text:p text:style-name="P1">Draw a river. </text:p>
        </text:list-item>
        <text:list-item>
          <text:p text:style-name="P2">Draw a flower. </text:p>
        </text:list-item>
      </text:list>
      <text:p text:style-name="Text_20_body">(Optional erweitern:)</text:p>
      <text:list text:style-name="L2">
        <text:list-item>
          <text:p text:style-name="P3">Draw a dog. </text:p>
        </text:list-item>
        <text:list-item>
          <text:p text:style-name="P4">Draw a bird. </text:p>
        </text:list-item>
      </text:list>
      <text:p text:style-name="Horizontal_20_Line"/>
      <text:h text:style-name="Heading_20_2" text:outline-level="2">🗣️ Part 2: Say the sentences</text:h>
      <text:p text:style-name="Text_20_body">Das Kind zeigt auf das Bild und sagt:</text:p>
      <text:p text:style-name="Horizontal_20_Line"/>
      <text:h text:style-name="Heading_20_3" text:outline-level="3">☀️ Sun</text:h>
      <text:list text:style-name="L3">
        <text:list-item>
          <text:p text:style-name="P5"><text:span text:style-name="Strong_20_Emphasis">English:</text:span> This is the sun. </text:p>
        </text:list-item>
        <text:list-item>
          <text:p text:style-name="P5"><text:span text:style-name="Strong_20_Emphasis">Japanese:</text:span> これは太陽です。 </text:p>
        </text:list-item>
        <text:list-item>
          <text:p text:style-name="P6"><text:span text:style-name="Strong_20_Emphasis">Romaji:</text:span> Kore wa taiyō desu. </text:p>
        </text:list-item>
      </text:list>
      <text:p text:style-name="Horizontal_20_Line"/>
      <text:h text:style-name="Heading_20_3" text:outline-level="3">🏠 House</text:h>
      <text:list text:style-name="L4">
        <text:list-item>
          <text:p text:style-name="P7"><text:span text:style-name="Strong_20_Emphasis">English:</text:span> This is a house. </text:p>
        </text:list-item>
        <text:list-item>
          <text:p text:style-name="P7"><text:span text:style-name="Strong_20_Emphasis">Japanese:</text:span> これは家です。 </text:p>
        </text:list-item>
        <text:list-item>
          <text:p text:style-name="P8"><text:span text:style-name="Strong_20_Emphasis">Romaji:</text:span> Kore wa ie desu. </text:p>
        </text:list-item>
      </text:list>
      <text:p text:style-name="Horizontal_20_Line"/>
      <text:h text:style-name="Heading_20_3" text:outline-level="3">🌳 Tree</text:h>
      <text:list text:style-name="L5">
        <text:list-item>
          <text:p text:style-name="P9"><text:span text:style-name="Strong_20_Emphasis">English:</text:span> This is a tree. </text:p>
        </text:list-item>
        <text:list-item>
          <text:p text:style-name="P9"><text:span text:style-name="Strong_20_Emphasis">Japanese:</text:span> これは木です。 </text:p>
        </text:list-item>
        <text:list-item>
          <text:p text:style-name="P10"><text:span text:style-name="Strong_20_Emphasis">Romaji:</text:span> Kore wa ki desu. </text:p>
        </text:list-item>
      </text:list>
      <text:p text:style-name="Horizontal_20_Line"/>
      <text:h text:style-name="Heading_20_3" text:outline-level="3"><text:soft-page-break/>☁️ Cloud</text:h>
      <text:list text:style-name="L6">
        <text:list-item>
          <text:p text:style-name="P11"><text:span text:style-name="Strong_20_Emphasis">English:</text:span> This is a cloud. </text:p>
        </text:list-item>
        <text:list-item>
          <text:p text:style-name="P11"><text:span text:style-name="Strong_20_Emphasis">Japanese:</text:span> これは雲です。 </text:p>
        </text:list-item>
        <text:list-item>
          <text:p text:style-name="P12"><text:span text:style-name="Strong_20_Emphasis">Romaji:</text:span> Kore wa kumo desu. </text:p>
        </text:list-item>
      </text:list>
      <text:p text:style-name="Horizontal_20_Line"/>
      <text:h text:style-name="Heading_20_3" text:outline-level="3">🌊 River</text:h>
      <text:list text:style-name="L7">
        <text:list-item>
          <text:p text:style-name="P13"><text:span text:style-name="Strong_20_Emphasis">English:</text:span> This is a river. </text:p>
        </text:list-item>
        <text:list-item>
          <text:p text:style-name="P13"><text:span text:style-name="Strong_20_Emphasis">Japanese:</text:span> これは川です。 </text:p>
        </text:list-item>
        <text:list-item>
          <text:p text:style-name="P14"><text:span text:style-name="Strong_20_Emphasis">Romaji:</text:span> Kore wa kawa desu. </text:p>
        </text:list-item>
      </text:list>
      <text:p text:style-name="Horizontal_20_Line"/>
      <text:h text:style-name="Heading_20_3" text:outline-level="3">🌸 Flower</text:h>
      <text:list text:style-name="L8">
        <text:list-item>
          <text:p text:style-name="P15"><text:span text:style-name="Strong_20_Emphasis">English:</text:span> This is a flower. </text:p>
        </text:list-item>
        <text:list-item>
          <text:p text:style-name="P15"><text:span text:style-name="Strong_20_Emphasis">Japanese:</text:span> これは花です。 </text:p>
        </text:list-item>
        <text:list-item>
          <text:p text:style-name="P16"><text:span text:style-name="Strong_20_Emphasis">Romaji:</text:span> Kore wa hana desu. </text:p>
        </text:list-item>
      </text:list>
      <text:p text:style-name="Horizontal_20_Line"/>
      <text:h text:style-name="Heading_20_2" text:outline-level="2">🎯 Part 3: Questions (A2-Level)</text:h>
      <text:p text:style-name="Text_20_body">Du stellst Fragen, das Kind antwortet:</text:p>
      <text:list text:style-name="L9">
        <text:list-item>
          <text:p text:style-name="P17"><text:span text:style-name="Strong_20_Emphasis">What is this?</text:span><text:line-break/>→ This is a tree. </text:p>
        </text:list-item>
        <text:list-item>
          <text:p text:style-name="P17"><text:span text:style-name="Strong_20_Emphasis">Is this a house?</text:span><text:line-break/>→ Yes, it is. / No, it isn’t. </text:p>
        </text:list-item>
        <text:list-item>
          <text:p text:style-name="P17"><text:span text:style-name="Strong_20_Emphasis">How many trees?</text:span><text:line-break/>→ One tree. / Two trees. </text:p>
        </text:list-item>
        <text:list-item>
          <text:p text:style-name="P18"><text:span text:style-name="Strong_20_Emphasis">What color is the sun?</text:span><text:line-break/>→ The sun is yellow. </text:p>
        </text:list-item>
      </text:list>
      <text:p text:style-name="Horizontal_20_Line"/>
      <text:h text:style-name="Heading_20_2" text:outline-level="2">💡 Extra (sehr wichtig für Kinder)</text:h>
      <text:p text:style-name="Text_20_body">Mach es spielerisch:</text:p>
      <text:list text:style-name="L10">
        <text:list-item>
          <text:p text:style-name="P19">Du sagst <text:span text:style-name="Strong_20_Emphasis">falsch</text:span>: “This is a dog!” (zeigst auf Baum)<text:line-break/>→ Kind korrigiert dich 😄 </text:p>
        </text:list-item>
        <text:list-item>
          <text:p text:style-name="P20">Oder: schneller Wechsel → Reaktion trainieren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8T13:59:33.558937500</meta:creation-date>
    <dc:date>2026-04-28T13:59:58.620542600</dc:date>
    <meta:editing-duration>PT25S</meta:editing-duration>
    <meta:editing-cycles>1</meta:editing-cycles>
    <meta:document-statistic meta:table-count="0" meta:image-count="0" meta:object-count="0" meta:page-count="2" meta:paragraph-count="49" meta:word-count="305" meta:character-count="1262" meta:non-whitespace-character-count="1043"/>
    <meta:generator>LibreOffice/25.8.3.2$Windows_X86_64 LibreOffice_project/8ca8d55c161d602844f5428fa4b58097424e324e</meta:generator>
  </office:meta>
</office:document-meta>
</file>